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5-10-27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5-07-15 14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5-04-30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95872" calcext:value-type="float">
            <text:p>6.59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5-01-29 14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10-23 17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9-04 15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7-29 13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6-03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4-23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93408" calcext:value-type="float">
            <text:p>6.69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3-26 16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4-01-29 15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3-11-06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3-08-0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3-04-25 20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73952" calcext:value-type="float">
            <text:p>6.47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2-11-1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2-08-09 17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2-04-2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60592" calcext:value-type="float">
            <text:p>6.26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1-10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1-07-27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08064" calcext:value-type="float">
            <text:p>6.60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1-04-26 14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21096" calcext:value-type="float">
            <text:p>5.7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1-01-28 22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1312" calcext:value-type="float">
            <text:p>5.9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0-10-27 17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47232" calcext:value-type="float">
            <text:p>6.0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0-07-28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03264" calcext:value-type="float">
            <text:p>6.30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0-04-29 13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99632" calcext:value-type="float">
            <text:p>6.19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20-02-0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06896" calcext:value-type="float">
            <text:p>6.40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9-10-23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9-07-31 22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9-05-06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53456" calcext:value-type="float">
            <text:p>5.55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9-01-30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6232" calcext:value-type="float">
            <text:p>5.66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8-11-14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3576" calcext:value-type="float">
            <text:p>6.51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8-10-04 15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4848" calcext:value-type="float">
            <text:p>6.78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8-07-30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8-05-02 11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72656" calcext:value-type="float">
            <text:p>6.77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8-02-01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7-11-06 13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7-08-09 11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69608" calcext:value-type="float">
            <text:p>6.76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7-05-01 11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7-01-30 15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5056" calcext:value-type="float">
            <text:p>6.92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6-10-31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56832" calcext:value-type="float">
            <text:p>6.65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6-08-01 14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6-05-02 14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97168" calcext:value-type="float">
            <text:p>6.29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6-03-08 16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7128" calcext:value-type="float">
            <text:p>5.97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6-02-09 20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5-11-12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3448" calcext:value-type="float">
            <text:p>7.01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5-08-0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15-05-0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2L1</text:p>
          </table:table-cell>
          <table:table-cell office:value-type="string" calcext:value-type="string">
            <text:p>Upper Piedmont RS</text:p>
          </table:table-cell>
          <table:table-cell office:value-type="string" calcext:value-type="string">
            <text:p>2002-05-0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